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5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4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51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Times New Roman" fo:font-size="22pt"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2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508cm" svg:height="0.508cm" svg:x="4.048cm" svg:y="6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62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6.334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842cm" svg:y1="3.267cm" svg:x2="8.874cm" svg:y2="6.713cm" draw:start-shape="id1" draw:start-glue-point="10" draw:end-shape="id2" draw:end-glue-point="4" svg:d="M6842 3267l2032 3446" svg:viewBox="0 0 2033 3447">
          <text:p/>
        </draw:connector>
        <draw:connector draw:style-name="gr2" draw:text-style-name="P2" draw:layer="layout" draw:type="line" svg:x1="8.62cm" svg:y1="6.967cm" svg:x2="6.588cm" svg:y2="3.521cm" draw:start-shape="id2" draw:start-glue-point="6" draw:end-shape="id1" draw:end-glue-point="8" svg:d="M8620 6967l-2032-3446" svg:viewBox="0 0 2033 3447">
          <text:p/>
        </draw:connector>
        <draw:connector draw:style-name="gr2" draw:text-style-name="P2" draw:layer="layout" draw:type="line" svg:x1="8.874cm" svg:y1="7.221cm" svg:x2="4.302cm" svg:y2="7.22cm" draw:start-shape="id2" draw:start-glue-point="8" draw:end-shape="id3" draw:end-glue-point="8" svg:d="M8874 7221l-4572-1" svg:viewBox="0 0 4573 2">
          <text:p/>
        </draw:connector>
        <draw:connector draw:style-name="gr2" draw:text-style-name="P2" draw:layer="layout" draw:type="line" svg:x1="4.482cm" svg:y1="6.786cm" svg:x2="8.694cm" svg:y2="6.787cm" draw:start-shape="id3" draw:start-glue-point="11" draw:end-shape="id2" draw:end-glue-point="5" svg:d="M4482 6786l4212 1" svg:viewBox="0 0 4213 2">
          <text:p/>
        </draw:connector>
        <draw:connector draw:style-name="gr2" draw:text-style-name="P2" draw:layer="layout" draw:type="line" svg:x1="4.048cm" svg:y1="6.966cm" svg:x2="6.408cm" svg:y2="3.087cm" draw:start-shape="id3" draw:start-glue-point="6" draw:end-shape="id1" draw:end-glue-point="5" svg:d="M4048 6966l2360-3879" svg:viewBox="0 0 2361 3880">
          <text:p/>
        </draw:connector>
        <draw:connector draw:style-name="gr2" draw:text-style-name="P2" draw:layer="layout" draw:type="line" svg:x1="6.588cm" svg:y1="3.521cm" svg:x2="4.556cm" svg:y2="6.966cm" draw:start-shape="id1" draw:start-glue-point="8" draw:end-shape="id3" draw:end-glue-point="10" svg:d="M6588 3521l-2032 3445" svg:viewBox="0 0 2033 3446">
          <text:p/>
        </draw:connector>
        <draw:custom-shape draw:style-name="gr1" draw:text-style-name="P1" xml:id="id6" draw:id="id6" draw:layer="layout" svg:width="0.508cm" svg:height="0.508cm" svg:x="12.149cm" svg:y="6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6.721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14.435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975cm" svg:y1="6.788cm" svg:x2="14.943cm" svg:y2="3.342cm" draw:start-shape="id4" draw:start-glue-point="4" draw:end-shape="id5" draw:end-glue-point="10" svg:d="M16975 6788l-2032-3446" svg:viewBox="0 0 2033 3447">
          <text:p/>
        </draw:connector>
        <draw:connector draw:style-name="gr2" draw:text-style-name="P2" draw:layer="layout" draw:type="line" svg:x1="16.975cm" svg:y1="7.296cm" svg:x2="12.403cm" svg:y2="7.295cm" draw:start-shape="id4" draw:start-glue-point="8" draw:end-shape="id6" draw:end-glue-point="8" svg:d="M16975 7296l-4572-1" svg:viewBox="0 0 4573 2">
          <text:p/>
        </draw:connector>
        <draw:connector draw:style-name="gr2" draw:text-style-name="P2" draw:layer="layout" draw:type="line" svg:x1="12.583cm" svg:y1="6.861cm" svg:x2="16.795cm" svg:y2="6.862cm" draw:start-shape="id6" draw:start-glue-point="11" draw:end-shape="id4" draw:end-glue-point="5" svg:d="M12583 6861l4212 1" svg:viewBox="0 0 4213 2">
          <text:p/>
        </draw:connector>
        <draw:connector draw:style-name="gr2" draw:text-style-name="P2" draw:layer="layout" draw:type="line" svg:x1="14.509cm" svg:y1="3.522cm" svg:x2="12.583cm" svg:y2="6.861cm" draw:start-shape="id5" draw:start-glue-point="7" draw:end-shape="id6" draw:end-glue-point="11" svg:d="M14509 3522l-1926 3339" svg:viewBox="0 0 1927 3340">
          <text:p/>
        </draw:connector>
        <draw:frame draw:style-name="gr3" draw:text-style-name="P3" draw:layer="layout" svg:width="2.068cm" svg:height="1.505cm" svg:x="5.536cm" svg:y="7.404cm">
          <draw:text-box>
            <text:p text:style-name="P1"><text:span text:style-name="T1">Plane</text:span></text:p>
            <text:p text:style-name="P1"><text:span text:style-name="T1">routes</text:span></text:p>
          </draw:text-box>
        </draw:frame>
        <draw:frame draw:style-name="gr4" draw:text-style-name="P4" draw:layer="layout" svg:width="0.976cm" svg:height="1.11cm" svg:x="3.54cm" svg:y="7.204cm">
          <draw:text-box>
            <text:p><text:span text:style-name="T2">A</text:span></text:p>
          </draw:text-box>
        </draw:frame>
        <draw:frame draw:style-name="gr4" draw:text-style-name="P4" draw:layer="layout" svg:width="0.976cm" svg:height="1.11cm" svg:x="8.541cm" svg:y="7.204cm">
          <draw:text-box>
            <text:p><text:span text:style-name="T2">B</text:span></text:p>
          </draw:text-box>
        </draw:frame>
        <draw:frame draw:style-name="gr5" draw:text-style-name="P4" draw:layer="layout" svg:width="1.018cm" svg:height="1.11cm" svg:x="5.241cm" svg:y="2.504cm">
          <draw:text-box>
            <text:p><text:span text:style-name="T2">C</text:span></text:p>
          </draw:text-box>
        </draw:frame>
        <draw:frame draw:style-name="gr4" draw:text-style-name="P4" draw:layer="layout" svg:width="0.976cm" svg:height="1.11cm" svg:x="11.44cm" svg:y="7.204cm">
          <draw:text-box>
            <text:p><text:span text:style-name="T2">A</text:span></text:p>
          </draw:text-box>
        </draw:frame>
        <draw:frame draw:style-name="gr4" draw:text-style-name="P4" draw:layer="layout" svg:width="0.976cm" svg:height="1.11cm" svg:x="16.841cm" svg:y="7.204cm">
          <draw:text-box>
            <text:p><text:span text:style-name="T2">B</text:span></text:p>
          </draw:text-box>
        </draw:frame>
        <draw:frame draw:style-name="gr5" draw:text-style-name="P4" draw:layer="layout" svg:width="1.018cm" svg:height="1.11cm" svg:x="13.341cm" svg:y="2.604cm">
          <draw:text-box>
            <text:p><text:span text:style-name="T2">C</text:span></text:p>
          </draw:text-box>
        </draw:frame>
        <draw:frame draw:style-name="gr4" draw:text-style-name="P4" draw:layer="layout" svg:width="0.976cm" svg:height="1.11cm" svg:x="8.541cm" svg:y="7.204cm">
          <draw:text-box>
            <text:p><text:span text:style-name="T2">B</text:span></text:p>
          </draw:text-box>
        </draw:frame>
        <draw:frame draw:style-name="gr3" draw:text-style-name="P3" draw:layer="layout" svg:width="2.068cm" svg:height="1.505cm" svg:x="13.7cm" svg:y="7.404cm">
          <draw:text-box>
            <text:p text:style-name="P1"><text:span text:style-name="T1">Rail</text:span></text:p>
            <text:p text:style-name="P1"><text:span text:style-name="T1">rout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6T12:30:40.907000000</meta:creation-date>
    <dc:date>2020-01-16T13:37:46.296000000</dc:date>
    <meta:editing-duration>PT3M51S</meta:editing-duration>
    <meta:editing-cycles>2</meta:editing-cycles>
    <meta:generator>LibreOffice/6.3.2.2$Windows_X86_64 LibreOffice_project/98b30e735bda24bc04ab42594c85f7fd8be07b9c</meta:generator>
    <meta:document-statistic meta:object-count="25"/>
  </office:meta>
</office:document-meta>
</file>